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5341"/>
    </style:style>
    <style:style style:name="P2" style:family="paragraph" style:parent-style-name="Standard">
      <style:text-properties officeooo:rsid="0019d011" officeooo:paragraph-rsid="000f5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Ø</text:p>
      <text:p text:style-name="P2">–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08:40:44.474503900</meta:creation-date>
    <dc:date>2025-11-02T21:28:19.416876200</dc:date>
    <meta:editing-duration>PT46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" meta:word-count="1" meta:character-count="2" meta:non-whitespace-character-count="2"/>
  </office:meta>
</office:document-meta>
</file>